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weight="bold" style:font-weight-asian="bold"/>
    </style:style>
    <style:style style:name="P5" style:family="paragraph" style:parent-style-name="Standard">
      <style:text-properties fo:font-weight="normal" style:font-weight-asian="normal" style:font-weight-complex="normal"/>
    </style:style>
    <style:style style:name="P6"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oot Cause Analysis</text:p>
      <text:p text:style-name="Standard"><text:span text:style-name="T1">Points possible:</text:span> 5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tegory</text:p>
          </table:table-cell>
          <table:table-cell table:style-name="Table1.A1" office:value-type="string">
            <text:p text:style-name="P2">Criteria</text:p>
          </table:table-cell>
          <table:table-cell table:style-name="Table1.A1" office:value-type="string">
            <text:p text:style-name="P2">% of Grade</text:p>
          </table:table-cell>
        </table:table-row>
        <table:table-row table:style-name="Table1.1">
          <table:table-cell table:style-name="Table1.A1" office:value-type="string">
            <text:p text:style-name="Standard">Critical Thinking</text:p>
          </table:table-cell>
          <table:table-cell table:style-name="Table1.A1" office:value-type="string">
            <text:p text:style-name="Standard">Student identifies difficulties and blockers met during the week’s project and shows an understanding of why they occurred. Student exhibits problem solving skills by following the problem to the root cause and identifying solutions to overcome the problem.</text:p>
          </table:table-cell>
          <table:table-cell table:style-name="Table1.A1" office:value-type="string">
            <text:p text:style-name="P3">34</text:p>
          </table:table-cell>
        </table:table-row>
        <table:table-row table:style-name="Table1.1">
          <table:table-cell table:style-name="Table1.A1" office:value-type="string">
            <text:p text:style-name="Standard">Citations</text:p>
          </table:table-cell>
          <table:table-cell table:style-name="Table1.A1" office:value-type="string">
            <text:p text:style-name="Standard">Student references sources used to overcome the issues outlined.</text:p>
          </table:table-cell>
          <table:table-cell table:style-name="Table1.A1" office:value-type="string">
            <text:p text:style-name="P3">33</text:p>
          </table:table-cell>
        </table:table-row>
        <table:table-row table:style-name="Table1.1">
          <table:table-cell table:style-name="Table1.A1" office:value-type="string">
            <text:p text:style-name="Standard">Organization</text:p>
          </table:table-cell>
          <table:table-cell table:style-name="Table1.A1" office:value-type="string">
            <text:p text:style-name="Standard">Thoughts are concise and clear.</text:p>
          </table:table-cell>
          <table:table-cell table:style-name="Table1.A1" office:value-type="string">
            <text:p text:style-name="P3">33</text:p>
          </table:table-cell>
        </table:table-row>
      </table:table>
      <text:p text:style-name="Standard"/>
      <text:p text:style-name="Standard"><text:span text:style-name="T1">Instructions:</text:span> Identify difficulties, errors, or mistakes made this week. Ponder and research the root cause for these issues. Write what you learned from them. Push this document to your GitHub repository for this week. Lastly, in the Learning Management System, click the “Add Submission” button and paste the URL to your GitHub repository. </text:p>
      <text:p text:style-name="P4">Difficulties, Errors, or Mistakes:</text:p>
      <text:p text:style-name="P5">A difficulty I am having is understanding where and when to use the annotations and what each one is used for. However, as I progress through the assignment this all becomes clearer as I research each misunderstanding as it arises. </text:p>
      <text:p text:style-name="P4">Root Cause:</text:p>
      <text:p text:style-name="P5">I understand what the annotations are for and how they work. The cause of the issue is just that it is a new concept that has been added to the way I think about and write code in Java. </text:p>
      <text:p text:style-name="P4">What did you learn from these issues?</text:p>
      <text:p text:style-name="P5">Just like with any thing new it takes time and practice, as well as diligent research, to be able to fully comprehend and utilize new concepts.</text:p>
      <text:p text:style-name="P4"/>
      <text:p text:style-name="P4"/>
      <text:p text:style-name="P4"><text:soft-page-break/>References:</text:p>
      <text:p text:style-name="P5">Here is a website that I have been utilizing to research annotations that I am not fully comfortable with:</text:p>
      <text:p text:style-name="P5">https://springframework.guru/spring-framework-annotations/</text:p>
      <text:p text:style-name="P4">URL to GitHub Repository:</text:p>
      <text:p text:style-name="P5">https://github.com/Colin-Cramer/Multimedia-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2T00:08:00</meta:creation-date>
    <meta:initial-creator>Nick Suwyn</meta:initial-creator>
    <meta:generator>OpenOffice/4.1.7$Win32 OpenOffice.org_project/417m1$Build-9800</meta:generator>
    <dc:date>2020-10-04T12:13:31.68</dc:date>
    <dc:creator>Colin Cramer</dc:creator>
    <meta:editing-duration>PT26M21S</meta:editing-duration>
    <meta:editing-cycles>2</meta:editing-cycles>
    <meta:document-statistic meta:table-count="1" meta:image-count="0" meta:object-count="0" meta:page-count="2" meta:paragraph-count="26" meta:word-count="267" meta:character-count="1696"/>
  </office:meta>
</office:document-meta>
</file>